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<text:span text:style-name="T1">USE CLASSES IN ALL CASES</text:span></text:p>
      <text:p text:style-name="P1"/>
      <text:p text:style-name="Standard"><text:span text:style-name="T1">TRY TO BE OPTIMAL</text:span></text:p>
      <text:p text:style-name="Standard"/>
      <text:list xml:id="list446567277" text:style-name="WWNum1">
        <text:list-item>
          <text:p text:style-name="P2">Write a program that automatically converts English text to Morse code and vice versa.</text:p>
        </text:list-item>
        <text:list-item>
          <text:p text:style-name="P2">Write a program that finds the longest palindromic substring of a given string. ‘karakis’, ‘baerren’, ‘kajak’, ‘inni’,’sedes’.</text:p>
        </text:list-item>
        <text:list-item>
          <text:p text:style-name="P2">Given two strings, write a program that efficiently finds the longest common subsequence. ‘karol rolki’</text:p>
        </text:list-item>
        <text:list-item>
          <text:p text:style-name="P2">Write a code that multiplies two matrices together. Dimension validation is required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71" meta:character-count="446" meta:non-whitespace-character-count="384"/>
    <meta:generator>LibreOfficeDev/6.0.5.2$Linux_X86_64 LibreOffice_project/</meta:generator>
  </office:meta>
</office:document-meta>
</file>